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92E000002C676F422DD385DC40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53cm" svg:x="0.001cm" svg:y="0.2cm">
          <draw:image xlink:href="Pictures/100002010000092E000002C676F422DD385DC4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18T16:34:20.169152000</dc:date>
    <meta:editing-duration>PT3M13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